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3" table:style-name="ce7" office:value-type="float" office:value="152" calcext:value-type="float">
            <text:p>152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8" office:value-type="float" office:value="237" calcext:value-type="float">
            <text:p>237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408" calcext:value-type="float">
            <text:p>408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530" calcext:value-type="float">
            <text:p>530</text:p>
          </table:table-cell>
          <table:table-cell table:number-columns-repeated="2" table:style-name="ce7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number-columns-repeated="3" table:style-name="ce7" office:value-type="float" office:value="91" calcext:value-type="float">
            <text:p>91</text:p>
          </table:table-cell>
          <table:table-cell table:number-columns-repeated="3" table:style-name="ce7" office:value-type="float" office:value="111" calcext:value-type="float">
            <text:p>111</text:p>
          </table:table-cell>
          <table:table-cell table:style-name="ce7" office:value-type="float" office:value="114" calcext:value-type="float">
            <text:p>114</text:p>
          </table:table-cell>
          <table:table-cell table:style-name="ce8" office:value-type="float" office:value="139" calcext:value-type="float">
            <text:p>139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191" calcext:value-type="float">
            <text:p>191</text:p>
          </table:table-cell>
          <table:table-cell table:number-columns-repeated="2" table:style-name="ce7" office:value-type="float" office:value="212" calcext:value-type="float">
            <text:p>212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53" calcext:value-type="float">
            <text:p>253</text:p>
          </table:table-cell>
          <table:table-cell table:number-columns-repeated="2" table:style-name="ce7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number-columns-repeated="3" table:style-name="ce7" office:value-type="float" office:value="110" calcext:value-type="float">
            <text:p>110</text:p>
          </table:table-cell>
          <table:table-cell table:number-columns-repeated="3" table:style-name="ce7" office:value-type="float" office:value="132" calcext:value-type="float">
            <text:p>132</text:p>
          </table:table-cell>
          <table:table-cell table:number-columns-repeated="3" table:style-name="ce7" office:value-type="float" office:value="147" calcext:value-type="float">
            <text:p>147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82" calcext:value-type="float">
            <text:p>182</text:p>
          </table:table-cell>
          <table:table-cell table:style-name="ce8" office:value-type="float" office:value="211" calcext:value-type="float">
            <text:p>211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2" table:style-name="ce7" office:value-type="float" office:value="337" calcext:value-type="float">
            <text:p>33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01" calcext:value-type="float">
            <text:p>101</text:p>
          </table:table-cell>
          <table:table-cell table:style-name="ce8"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2" table:style-name="ce7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3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3" table:style-name="ce7" office:value-type="float" office:value="151" calcext:value-type="float">
            <text:p>151</text:p>
          </table:table-cell>
          <table:table-cell table:number-columns-repeated="2" table:style-name="ce7" office:value-type="float" office:value="207" calcext:value-type="float">
            <text:p>207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54" calcext:value-type="float">
            <text:p>354</text:p>
          </table:table-cell>
          <table:table-cell table:style-name="ce8" office:value-type="float" office:value="436" calcext:value-type="float">
            <text:p>4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46" calcext:value-type="float">
            <text:p>46</text:p>
          </table:table-cell>
          <table:table-cell table:number-columns-repeated="3" table:style-name="ce7" office:value-type="float" office:value="51" calcext:value-type="float">
            <text:p>51</text:p>
          </table:table-cell>
          <table:table-cell table:number-columns-repeated="3"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78" calcext:value-type="float">
            <text:p>78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2" table:style-name="ce7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2" table:style-name="ce7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8"/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number-columns-repeated="3" table:style-name="ce7" office:value-type="float" office:value="128" calcext:value-type="float">
            <text:p>128</text:p>
          </table:table-cell>
          <table:table-cell table:number-columns-repeated="3" table:style-name="ce7" office:value-type="float" office:value="168" calcext:value-type="float">
            <text:p>168</text:p>
          </table:table-cell>
          <table:table-cell table:number-columns-repeated="3" table:style-name="ce7" office:value-type="float" office:value="206" calcext:value-type="float">
            <text:p>206</text:p>
          </table:table-cell>
          <table:table-cell table:number-columns-repeated="2" table:style-name="ce7" office:value-type="float" office:value="278" calcext:value-type="float">
            <text:p>278</text:p>
          </table:table-cell>
          <table:table-cell table:style-name="ce8" office:value-type="float" office:value="352" calcext:value-type="float">
            <text:p>352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7" office:value-type="float" office:value="764" calcext:value-type="float">
            <text:p>764</text:p>
          </table:table-cell>
          <table:table-cell table:number-columns-repeated="2" table:style-name="ce7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2" table:style-name="ce7" office:value-type="float" office:value="444" calcext:value-type="float">
            <text:p>444</text:p>
          </table:table-cell>
          <table:table-cell table:number-columns-repeated="2" table:style-name="ce7" office:value-type="float" office:value="549" calcext:value-type="float">
            <text:p>549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1052" calcext:value-type="float">
            <text:p>1052</text:p>
          </table:table-cell>
          <table:table-cell table:style-name="ce7" office:value-type="float" office:value="1058" calcext:value-type="float">
            <text:p>1058</text:p>
          </table:table-cell>
          <table:table-cell table:number-columns-repeated="3" table:style-name="ce7" office:value-type="float" office:value="1423" calcext:value-type="float">
            <text:p>1423</text:p>
          </table:table-cell>
          <table:table-cell table:number-columns-repeated="2" table:style-name="ce7" office:value-type="float" office:value="2714" calcext:value-type="float">
            <text:p>2714</text:p>
          </table:table-cell>
          <table:table-cell table:number-columns-repeated="4" table:style-name="ce7" office:value-type="float" office:value="3554" calcext:value-type="float">
            <text:p>3554</text:p>
          </table:table-cell>
          <table:table-cell table:style-name="ce7" office:value-type="float" office:value="4586" calcext:value-type="float">
            <text:p>4586</text:p>
          </table:table-cell>
          <table:table-cell table:style-name="ce7" office:value-type="float" office:value="4903" calcext:value-type="float">
            <text:p>4903</text:p>
          </table:table-cell>
          <table:table-cell table:style-name="ce8" office:value-type="float" office:value="5806" calcext:value-type="float">
            <text:p>5806</text:p>
          </table:table-cell>
          <table:table-cell table:number-columns-repeated="2" table:style-name="ce7" office:value-type="float" office:value="7153" calcext:value-type="float">
            <text:p>7153</text:p>
          </table:table-cell>
          <table:table-cell table:style-name="ce7" office:value-type="float" office:value="11177" calcext:value-type="float">
            <text:p>11177</text:p>
          </table:table-cell>
          <table:table-cell table:style-name="ce7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7" office:value-type="float" office:value="16678" calcext:value-type="float">
            <text:p>16678</text:p>
          </table:table-cell>
          <table:table-cell table:number-columns-repeated="2" table:style-name="ce7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number-columns-repeated="4"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number-columns-repeated="3" table:style-name="ce7" office:value-type="float" office:value="221" calcext:value-type="float">
            <text:p>221</text:p>
          </table:table-cell>
          <table:table-cell table:number-columns-repeated="2" table:style-name="ce7" office:value-type="float" office:value="277" calcext:value-type="float">
            <text:p>277</text:p>
          </table:table-cell>
          <table:table-cell table:style-name="ce8" office:value-type="float" office:value="332" calcext:value-type="float">
            <text:p>332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89" calcext:value-type="float">
            <text:p>389</text:p>
          </table:table-cell>
          <table:table-cell table:number-columns-repeated="2" table:style-name="ce7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number-columns-repeated="2" table:style-name="ce7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3" table:style-name="ce7" office:value-type="float" office:value="47" calcext:value-type="float">
            <text:p>47</text:p>
          </table:table-cell>
          <table:table-cell table:number-columns-repeated="3" table:style-name="ce7" office:value-type="float" office:value="70" calcext:value-type="float">
            <text:p>70</text:p>
          </table:table-cell>
          <table:table-cell table:number-columns-repeated="3"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129" calcext:value-type="float">
            <text:p>129</text:p>
          </table:table-cell>
          <table:table-cell table:style-name="ce8" office:value-type="float" office:value="168" calcext:value-type="float">
            <text:p>168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7" office:value-type="float" office:value="341" calcext:value-type="float">
            <text:p>341</text:p>
          </table:table-cell>
          <table:table-cell table:number-columns-repeated="2" table:style-name="ce7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3" table:style-name="ce7" office:value-type="float" office:value="72" calcext:value-type="float">
            <text:p>72</text:p>
          </table:table-cell>
          <table:table-cell table:number-columns-repeated="4"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6" calcext:value-type="float">
            <text:p>286</text:p>
          </table:table-cell>
          <table:table-cell table:number-columns-repeated="2" table:style-name="ce7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7" office:value-type="float" office:value="548" calcext:value-type="float">
            <text:p>548</text:p>
          </table:table-cell>
          <table:table-cell table:number-columns-repeated="2" table:style-name="ce7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3"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number-columns-repeated="4" table:style-name="ce7" office:value-type="float" office:value="56" calcext:value-type="float">
            <text:p>56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7" office:value-type="float" office:value="165" calcext:value-type="float">
            <text:p>165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 table:style-name="ce7" office:value-type="float" office:value="130" calcext:value-type="float">
            <text:p>13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184" calcext:value-type="float">
            <text:p>18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3" table:style-name="ce7" office:value-type="float" office:value="53" calcext:value-type="float">
            <text:p>53</text:p>
          </table:table-cell>
          <table:table-cell table:number-columns-repeated="3" table:style-name="ce7" office:value-type="float" office:value="66" calcext:value-type="float">
            <text:p>6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2" calcext:value-type="float">
            <text:p>112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number-columns-repeated="3" table:style-name="ce7" office:value-type="float" office:value="69" calcext:value-type="float">
            <text:p>69</text:p>
          </table:table-cell>
          <table:table-cell table:number-columns-repeated="3" table:style-name="ce7" office:value-type="float" office:value="90" calcext:value-type="float">
            <text:p>90</text:p>
          </table:table-cell>
          <table:table-cell table:number-columns-repeated="3" table:style-name="ce7" office:value-type="float" office:value="108" calcext:value-type="float">
            <text:p>108</text:p>
          </table:table-cell>
          <table:table-cell table:number-columns-repeated="2" table:style-name="ce7" office:value-type="float" office:value="142" calcext:value-type="float">
            <text:p>142</text:p>
          </table:table-cell>
          <table:table-cell table:style-name="ce8" office:value-type="float" office:value="177" calcext:value-type="float">
            <text:p>177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7" calcext:value-type="float">
            <text:p>207</text:p>
          </table:table-cell>
          <table:table-cell table:number-columns-repeated="2" table:style-name="ce7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7" office:value-type="float" office:value="301" calcext:value-type="float">
            <text:p>301</text:p>
          </table:table-cell>
          <table:table-cell table:number-columns-repeated="2" table:style-name="ce7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7" table:number-columns-repeated="16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8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55" calcext:value-type="float">
            <text:p>5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8" office:value-type="float" office:value="83" calcext:value-type="float">
            <text:p>8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104" calcext:value-type="float">
            <text:p>104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number-columns-repeated="3" table:style-name="ce8" office:value-type="float" office:value="296" calcext:value-type="float">
            <text:p>296</text:p>
          </table:table-cell>
          <table:table-cell table:number-columns-repeated="2" table:style-name="ce7" office:value-type="float" office:value="428" calcext:value-type="float">
            <text:p>428</text:p>
          </table:table-cell>
          <table:table-cell table:style-name="ce8" office:value-type="float" office:value="538" calcext:value-type="float">
            <text:p>538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599" calcext:value-type="float">
            <text:p>599</text:p>
          </table:table-cell>
          <table:table-cell table:number-columns-repeated="2" table:style-name="ce7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7" office:value-type="float" office:value="895" calcext:value-type="float">
            <text:p>895</text:p>
          </table:table-cell>
          <table:table-cell table:number-columns-repeated="2" table:style-name="ce7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number-columns-repeated="7" table:style-name="ce7" office:value-type="float" office:value="14" calcext:value-type="float">
            <text:p>14</text:p>
          </table:table-cell>
          <table:table-cell table:number-columns-repeated="4" table:style-name="ce8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5" table:style-name="ce1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" table:style-name="ce7" office:value-type="float" office:value="4" calcext:value-type="float">
            <text:p>4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6"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8" table:number-columns-repeated="4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7" table:number-columns-repeated="8"/>
          <table:table-cell table:number-columns-repeated="12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6"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8" table:number-columns-repeated="2"/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8"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5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8" table:number-columns-repeated="2"/>
          <table:table-cell table:number-columns-repeated="4"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8" table:number-columns-repeated="5"/>
          <table:table-cell table:number-columns-repeated="5" table:style-name="ce8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8" table:number-columns-repeated="5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8" table:number-columns-repeated="13"/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7"/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8" table:number-columns-repeated="8"/>
          <table:table-cell table:number-columns-repeated="10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8" table:number-columns-repeated="8"/>
          <table:table-cell table:number-columns-repeated="7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8" table:style-name="ce1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8" table:number-columns-repeated="10"/>
          <table:table-cell table:number-columns-repeated="9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8" table:number-columns-repeated="10"/>
          <table:table-cell table:number-columns-repeated="5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8" table:number-columns-repeated="11"/>
          <table:table-cell table:number-columns-repeated="4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8" table:number-columns-repeated="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8" table:number-columns-repeated="16"/>
          <table:table-cell table:number-columns-repeated="3" table:style-name="ce8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8" table:number-columns-repeated="16"/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8" office:value-type="float" office:value="2" calcext:value-type="float">
            <text:p>2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1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7"/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8" table:style-name="ce1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1"/>
          <table:table-cell table:style-name="ce1" office:value-type="float" office:value="61" calcext:value-type="float">
            <text:p>61</text:p>
          </table:table-cell>
          <table:table-cell table:number-columns-repeated="98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7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11" office:value-type="date" office:date-value="2020-02-03T21:00:00" calcext:value-type="date">
            <text:p>2/3/2020 9:00 PM</text:p>
          </table:table-cell>
          <table:table-cell table:style-name="ce11" office:value-type="date" office:date-value="2020-02-04T09:40:00" calcext:value-type="date">
            <text:p>2/4/2020 9:40 AM</text:p>
          </table:table-cell>
          <table:table-cell table:style-name="ce11" office:value-type="date" office:date-value="2020-02-04T22:00:00" calcext:value-type="date">
            <text:p>2/4/2020 10:00 PM</text:p>
          </table:table-cell>
          <table:table-cell table:style-name="ce11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12" table:number-columns-repeated="16"/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12" table:number-columns-repeated="4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7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12" table:number-columns-repeated="15"/>
          <table:table-cell table:style-name="ce13" office:value-type="float" office:value="1" calcext:value-type="float">
            <text:p>1</text:p>
          </table:table-cell>
          <table:table-cell table:style-name="ce12"/>
          <table:table-cell table:number-columns-repeated="4" table:style-name="ce1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13" table:number-columns-repeated="2"/>
          <table:table-cell table:number-columns-repeated="8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12" table:number-columns-repeated="13"/>
          <table:table-cell table:number-columns-repeated="8"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12" table:number-columns-repeated="16"/>
          <table:table-cell table:style-name="ce13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12" table:number-columns-repeated="20"/>
          <table:table-cell table:style-name="ce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12" table:number-columns-repeated="15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13" office:value-type="float" office:value="28" calcext:value-type="float">
            <text:p>28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3"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90" calcext:value-type="float">
            <text:p>90</text:p>
          </table:table-cell>
          <table:table-cell table:style-name="ce13" office:value-type="float" office:value="141" calcext:value-type="float">
            <text:p>141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12" table:number-columns-repeated="19"/>
          <table:table-cell table:number-columns-repeated="2" table:style-name="ce1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12" table:number-columns-repeated="20"/>
          <table:table-cell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12" table:number-columns-repeated="5"/>
          <table:table-cell table:number-columns-repeated="15"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12" table:number-columns-repeated="10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12" table:number-columns-repeated="1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12" table:number-columns-repeated="17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12" table:number-columns-repeated="16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12" table:number-columns-repeated="4"/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12" table:number-columns-repeated="17"/>
          <table:table-cell table:number-columns-repeated="3"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12" table:number-columns-repeated="20"/>
          <table:table-cell table:style-name="ce1"/>
          <table:table-cell table:style-name="ce2"/>
          <table:table-cell table:style-name="ce7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13" table:number-columns-repeated="18"/>
          <table:table-cell table:style-name="ce12"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13" table:number-columns-repeated="3"/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5" calcext:value-type="float">
            <text:p>5</text:p>
          </table:table-cell>
          <table:table-cell table:number-columns-repeated="8"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8" office:value-type="float" office:value="2" calcext:value-type="float">
            <text:p>2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9" office:value-type="date" office:date-value="2020-01-21T22:00:00" calcext:value-type="date">
            <text:p>1/21/2020 10:00 PM</text:p>
          </table:table-cell>
          <table:table-cell table:style-name="ce9" office:value-type="date" office:date-value="2020-01-22T12:00:00" calcext:value-type="date">
            <text:p>1/22/2020 12:00 PM</text:p>
          </table:table-cell>
          <table:table-cell table:style-name="ce9" office:value-type="date" office:date-value="2020-01-23T12:00:00" calcext:value-type="date">
            <text:p>1/23/2020 12:00 PM</text:p>
          </table:table-cell>
          <table:table-cell table:style-name="ce9" office:value-type="date" office:date-value="2020-01-24" calcext:value-type="date">
            <text:p>1/24/2020 12:00 AM</text:p>
          </table:table-cell>
          <table:table-cell table:style-name="ce9" office:value-type="date" office:date-value="2020-01-24T12:00:00" calcext:value-type="date">
            <text:p>1/24/2020 12:00 PM</text:p>
          </table:table-cell>
          <table:table-cell table:style-name="ce9" office:value-type="date" office:date-value="2020-01-25" calcext:value-type="date">
            <text:p>1/25/2020 12:00 AM</text:p>
          </table:table-cell>
          <table:table-cell table:style-name="ce9" office:value-type="date" office:date-value="2020-01-25T12:00:00" calcext:value-type="date">
            <text:p>1/25/2020 12:00 PM</text:p>
          </table:table-cell>
          <table:table-cell table:style-name="ce9" office:value-type="date" office:date-value="2020-01-25T22:00:00" calcext:value-type="date">
            <text:p>1/25/2020 10:00 PM</text:p>
          </table:table-cell>
          <table:table-cell table:style-name="ce9" office:value-type="date" office:date-value="2020-01-26T11:00:00" calcext:value-type="date">
            <text:p>1/26/2020 11:00 AM</text:p>
          </table:table-cell>
          <table:table-cell table:style-name="ce9" office:value-type="date" office:date-value="2020-01-26T23:00:00" calcext:value-type="date">
            <text:p>1/26/2020 11:00 PM</text:p>
          </table:table-cell>
          <table:table-cell table:style-name="ce9" office:value-type="date" office:date-value="2020-01-27T09:00:00" calcext:value-type="date">
            <text:p>1/27/2020 9:00 AM</text:p>
          </table:table-cell>
          <table:table-cell table:style-name="ce9" office:value-type="date" office:date-value="2020-01-27T19:00:00" calcext:value-type="date">
            <text:p>1/27/2020 7:00 PM</text:p>
          </table:table-cell>
          <table:table-cell table:style-name="ce9" office:value-type="date" office:date-value="2020-01-27T20:30:00" calcext:value-type="date">
            <text:p>1/27/2020 8:30 PM</text:p>
          </table:table-cell>
          <table:table-cell table:style-name="ce9" office:value-type="date" office:date-value="2020-01-28T13:00:00" calcext:value-type="date">
            <text:p>1/28/2020 1:00 PM</text:p>
          </table:table-cell>
          <table:table-cell table:style-name="ce9" office:value-type="date" office:date-value="2020-01-28T18:00:00" calcext:value-type="date">
            <text:p>1/28/2020 6:00 PM</text:p>
          </table:table-cell>
          <table:table-cell table:style-name="ce9" office:value-type="date" office:date-value="2020-01-28T23:00:00" calcext:value-type="date">
            <text:p>1/28/2020 11:00 PM</text:p>
          </table:table-cell>
          <table:table-cell table:style-name="ce9" office:value-type="date" office:date-value="2020-01-29T13:30:00" calcext:value-type="date">
            <text:p>1/29/2020 1:30 PM</text:p>
          </table:table-cell>
          <table:table-cell table:style-name="ce9" office:value-type="date" office:date-value="2020-01-29T14:30:00" calcext:value-type="date">
            <text:p>1/29/2020 2:30 PM</text:p>
          </table:table-cell>
          <table:table-cell table:style-name="ce10" office:value-type="date" office:date-value="2020-01-29T21:00:00" calcext:value-type="date">
            <text:p>1/29/2020 9:00 PM</text:p>
          </table:table-cell>
          <table:table-cell table:style-name="ce10" office:value-type="date" office:date-value="2020-01-30T11:00:00" calcext:value-type="date">
            <text:p>1/30/2020 11:00 AM</text:p>
          </table:table-cell>
          <table:table-cell table:style-name="ce9" office:value-type="date" office:date-value="2020-01-31T14:00:00" calcext:value-type="date">
            <text:p>1/31/2020 2:00 PM</text:p>
          </table:table-cell>
          <table:table-cell table:style-name="ce9" office:value-type="date" office:date-value="2020-01-31T19:00:00" calcext:value-type="date">
            <text:p>1/31/2020 7:00 PM</text:p>
          </table:table-cell>
          <table:table-cell table:style-name="ce9" office:value-type="date" office:date-value="2020-02-01T10:00:00" calcext:value-type="date">
            <text:p>2/1/2020 10:00 AM</text:p>
          </table:table-cell>
          <table:table-cell table:style-name="ce9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style-name="ce9" office:value-type="date" office:date-value="2020-02-05T09:00:00" calcext:value-type="date">
            <text:p>2/5/2020 9:00 AM</text:p>
          </table:table-cell>
          <table:table-cell table:style-name="ce11" office:value-type="date" office:date-value="2020-02-05T23:00:00" calcext:value-type="date">
            <text:p>2/5/2020 11:00 PM</text:p>
          </table:table-cell>
          <table:table-cell table:style-name="ce11" office:value-type="date" office:date-value="2020-02-06T09:00:00" calcext:value-type="date">
            <text:p>2/6/2020 9:00 AM</text:p>
          </table:table-cell>
          <table:table-cell table:style-name="ce11" office:value-type="date" office:date-value="2020-02-06T14:20:00" calcext:value-type="date">
            <text:p>2/6/2020 2:20 PM</text:p>
          </table:table-cell>
          <table:table-cell table:style-name="ce11" office:value-type="date" office:date-value="2020-02-07T20:13:00" calcext:value-type="date">
            <text:p>2/7/2020 8:13 PM</text:p>
          </table:table-cell>
          <table:table-cell table:style-name="ce11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82571" calcext:value-type="float">
            <text:p>31.82571</text:p>
          </table:table-cell>
          <table:table-cell table:style-name="ce7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0.18238" calcext:value-type="float">
            <text:p>40.18238</text:p>
          </table:table-cell>
          <table:table-cell table:style-name="ce7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05718" calcext:value-type="float">
            <text:p>30.05718</text:p>
          </table:table-cell>
          <table:table-cell table:style-name="ce7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8" table:style-name="ce7" office:value-type="float" office:value="2" calcext:value-type="float">
            <text:p>2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07783" calcext:value-type="float">
            <text:p>26.07783</text:p>
          </table:table-cell>
          <table:table-cell table:style-name="ce7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0611" calcext:value-type="float">
            <text:p>36.0611</text:p>
          </table:table-cell>
          <table:table-cell table:style-name="ce7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33841" calcext:value-type="float">
            <text:p>23.33841</text:p>
          </table:table-cell>
          <table:table-cell table:style-name="ce7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3.82908" calcext:value-type="float">
            <text:p>23.82908</text:p>
          </table:table-cell>
          <table:table-cell table:style-name="ce7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6.81536" calcext:value-type="float">
            <text:p>26.81536</text:p>
          </table:table-cell>
          <table:table-cell table:style-name="ce7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19.19673" calcext:value-type="float">
            <text:p>19.19673</text:p>
          </table:table-cell>
          <table:table-cell table:style-name="ce7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8.0428" calcext:value-type="float">
            <text:p>38.0428</text:p>
          </table:table-cell>
          <table:table-cell table:style-name="ce7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7.862" calcext:value-type="float">
            <text:p>47.862</text:p>
          </table:table-cell>
          <table:table-cell table:style-name="ce7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3.88202" calcext:value-type="float">
            <text:p>33.88202</text:p>
          </table:table-cell>
          <table:table-cell table:style-name="ce7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97564" calcext:value-type="float">
            <text:p>30.97564</text:p>
          </table:table-cell>
          <table:table-cell table:style-name="ce7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number-columns-repeated="3"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style-name="ce8" office:value-type="float" office:value="204" calcext:value-type="float">
            <text:p>204</text:p>
          </table:table-cell>
          <table:table-cell table:number-columns-repeated="2" table:style-name="ce7" office:value-type="float" office:value="249" calcext:value-type="float">
            <text:p>249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2" table:style-name="ce7" office:value-type="float" office:value="414" calcext:value-type="float">
            <text:p>414</text:p>
          </table:table-cell>
          <table:table-cell table:number-columns-repeated="2" table:style-name="ce7" office:value-type="float" office:value="479" calcext:value-type="float">
            <text:p>479</text:p>
          </table:table-cell>
          <table:table-cell table:number-columns-repeated="3" table:style-name="ce7" office:value-type="float" office:value="549" calcext:value-type="float">
            <text:p>549</text:p>
          </table:table-cell>
          <table:table-cell table:style-name="ce7" office:value-type="float" office:value="618" calcext:value-type="float">
            <text:p>618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041" calcext:value-type="float">
            <text:p>27.61041</text:p>
          </table:table-cell>
          <table:table-cell table:style-name="ce7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4.09448" calcext:value-type="float">
            <text:p>44.09448</text:p>
          </table:table-cell>
          <table:table-cell table:style-name="ce7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2.97027" calcext:value-type="float">
            <text:p>32.97027</text:p>
          </table:table-cell>
          <table:table-cell table:style-name="ce7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7.61401" calcext:value-type="float">
            <text:p>27.61401</text:p>
          </table:table-cell>
          <table:table-cell table:style-name="ce7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3.66657" calcext:value-type="float">
            <text:p>43.66657</text:p>
          </table:table-cell>
          <table:table-cell table:style-name="ce7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29284" calcext:value-type="float">
            <text:p>41.29284</text:p>
          </table:table-cell>
          <table:table-cell table:style-name="ce7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26923" calcext:value-type="float">
            <text:p>37.26923</text:p>
          </table:table-cell>
          <table:table-cell table:style-name="ce7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65945" calcext:value-type="float">
            <text:p>35.65945</text:p>
          </table:table-cell>
          <table:table-cell table:style-name="ce7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5.19165" calcext:value-type="float">
            <text:p>35.19165</text:p>
          </table:table-cell>
          <table:table-cell table:style-name="ce7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6.34377" calcext:value-type="float">
            <text:p>36.34377</text:p>
          </table:table-cell>
          <table:table-cell table:style-name="ce7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1.20327" calcext:value-type="float">
            <text:p>31.20327</text:p>
          </table:table-cell>
          <table:table-cell table:style-name="ce7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7.57769" calcext:value-type="float">
            <text:p>37.57769</text:p>
          </table:table-cell>
          <table:table-cell table:style-name="ce7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61714" calcext:value-type="float">
            <text:p>30.61714</text:p>
          </table:table-cell>
          <table:table-cell table:style-name="ce7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7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9.29362" calcext:value-type="float">
            <text:p>39.29362</text:p>
          </table:table-cell>
          <table:table-cell table:style-name="ce7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"/>
          <table:table-cell table:number-columns-repeated="97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30.1534" calcext:value-type="float">
            <text:p>30.1534</text:p>
          </table:table-cell>
          <table:table-cell table:style-name="ce7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41.11981" calcext:value-type="float">
            <text:p>41.11981</text:p>
          </table:table-cell>
          <table:table-cell table:style-name="ce7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4.97411" calcext:value-type="float">
            <text:p>24.97411</text:p>
          </table:table-cell>
          <table:table-cell table:style-name="ce7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date" office:date-value="2020-01-03" calcext:value-type="date">
            <text:p>1/3/2020</text:p>
          </table:table-cell>
          <table:table-cell table:style-name="ce7" office:value-type="float" office:value="29.18251" calcext:value-type="float">
            <text:p>29.18251</text:p>
          </table:table-cell>
          <table:table-cell table:style-name="ce7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2.3193" calcext:value-type="float">
            <text:p>22.3193</text:p>
          </table:table-cell>
          <table:table-cell table:style-name="ce7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10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date" office:date-value="2020-01-22" calcext:value-type="date">
            <text:p>1/22/2020</text:p>
          </table:table-cell>
          <table:table-cell table:style-name="ce7" office:value-type="float" office:value="22.1987" calcext:value-type="float">
            <text:p>22.1987</text:p>
          </table:table-cell>
          <table:table-cell table:style-name="ce7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23.6978" calcext:value-type="float">
            <text:p>23.6978</text:p>
          </table:table-cell>
          <table:table-cell table:style-name="ce7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47.7511" calcext:value-type="float">
            <text:p>47.7511</text:p>
          </table:table-cell>
          <table:table-cell table:style-name="ce7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0.6331" calcext:value-type="float">
            <text:p>40.6331</text:p>
          </table:table-cell>
          <table:table-cell table:style-name="ce7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34.0489" calcext:value-type="float">
            <text:p>34.0489</text:p>
          </table:table-cell>
          <table:table-cell table:style-name="ce7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date" office:date-value="2020-01-16" calcext:value-type="date">
            <text:p>1/16/2020</text:p>
          </table:table-cell>
          <table:table-cell table:style-name="ce7" office:value-type="float" office:value="35.6762" calcext:value-type="float">
            <text:p>35.6762</text:p>
          </table:table-cell>
          <table:table-cell table:style-name="ce7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date" office:date-value="2020-01-13" calcext:value-type="date">
            <text:p>1/13/2020</text:p>
          </table:table-cell>
          <table:table-cell table:style-name="ce7" office:value-type="float" office:value="13.7563" calcext:value-type="float">
            <text:p>13.7563</text:p>
          </table:table-cell>
          <table:table-cell table:style-name="ce7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date" office:date-value="2020-01-21" calcext:value-type="date">
            <text:p>1/21/2020</text:p>
          </table:table-cell>
          <table:table-cell table:style-name="ce7" office:value-type="float" office:value="37.5665" calcext:value-type="float">
            <text:p>37.5665</text:p>
          </table:table-cell>
          <table:table-cell table:style-name="ce7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1.3521" calcext:value-type="float">
            <text:p>1.3521</text:p>
          </table:table-cell>
          <table:table-cell table:style-name="ce7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date" office:date-value="2020-01-23" calcext:value-type="date">
            <text:p>1/23/2020</text:p>
          </table:table-cell>
          <table:table-cell table:style-name="ce7" office:value-type="float" office:value="21.0278" calcext:value-type="float">
            <text:p>21.0278</text:p>
          </table:table-cell>
          <table:table-cell table:style-name="ce7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date" office:date-value="2020-01-24" calcext:value-type="date">
            <text:p>1/24/2020</text:p>
          </table:table-cell>
          <table:table-cell table:style-name="ce7" office:value-type="float" office:value="46.2276" calcext:value-type="float">
            <text:p>46.2276</text:p>
          </table:table-cell>
          <table:table-cell table:style-name="ce7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28.3949" calcext:value-type="float">
            <text:p>28.3949</text:p>
          </table:table-cell>
          <table:table-cell table:style-name="ce7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date" office:date-value="2020-01-25" calcext:value-type="date">
            <text:p>1/25/2020</text:p>
          </table:table-cell>
          <table:table-cell table:style-name="ce7" office:value-type="float" office:value="4.2105" calcext:value-type="float">
            <text:p>4.2105</text:p>
          </table:table-cell>
          <table:table-cell table:style-name="ce7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43.6532" calcext:value-type="float">
            <text:p>43.6532</text:p>
          </table:table-cell>
          <table:table-cell table:style-name="ce7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28" calcext:value-type="date">
            <text:p>1/28/2020</text:p>
          </table:table-cell>
          <table:table-cell table:style-name="ce7" office:value-type="float" office:value="49.2827" calcext:value-type="float">
            <text:p>49.2827</text:p>
          </table:table-cell>
          <table:table-cell table:style-name="ce7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3.7879" calcext:value-type="float">
            <text:p>33.7879</text:p>
          </table:table-cell>
          <table:table-cell table:style-name="ce7" office:value-type="float" office:value="-117.8531" calcext:value-type="float">
            <text:p>-117.8531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26" calcext:value-type="date">
            <text:p>1/26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3.8688" calcext:value-type="float">
            <text:p>-33.8688</text:p>
          </table:table-cell>
          <table:table-cell table:style-name="ce7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6" calcext:value-type="date">
            <text:p>1/26/2020</text:p>
          </table:table-cell>
          <table:table-cell table:style-name="ce7" office:value-type="float" office:value="-37.8136" calcext:value-type="float">
            <text:p>-37.8136</text:p>
          </table:table-cell>
          <table:table-cell table:style-name="ce7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-27.4698" calcext:value-type="float">
            <text:p>-27.4698</text:p>
          </table:table-cell>
          <table:table-cell table:style-name="ce7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5" office:value-type="date" office:date-value="2020-01-27" calcext:value-type="date">
            <text:p>1/27/2020</text:p>
          </table:table-cell>
          <table:table-cell table:style-name="ce7" office:value-type="float" office:value="12.5657" calcext:value-type="float">
            <text:p>12.5657</text:p>
          </table:table-cell>
          <table:table-cell table:style-name="ce7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7.8731" calcext:value-type="float">
            <text:p>7.8731</text:p>
          </table:table-cell>
          <table:table-cell table:style-name="ce7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7" office:value-type="float" office:value="51.1657" calcext:value-type="float">
            <text:p>51.1657</text:p>
          </table:table-cell>
          <table:table-cell table:style-name="ce7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61.9241" calcext:value-type="float">
            <text:p>61.9241</text:p>
          </table:table-cell>
          <table:table-cell table:style-name="ce7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3.4241" calcext:value-type="float">
            <text:p>23.4241</text:p>
          </table:table-cell>
          <table:table-cell table:style-name="ce7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7" office:value-type="float" office:value="12.8797" calcext:value-type="float">
            <text:p>12.8797</text:p>
          </table:table-cell>
          <table:table-cell table:style-name="ce7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9" table:style-name="ce8" office:value-type="float" office:value="1" calcext:value-type="float">
            <text:p>1</text:p>
          </table:table-cell>
          <table:table-cell table:style-name="ce8" table:number-columns-repeated="10"/>
          <table:table-cell table:number-columns-repeated="97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5" office:value-type="date" office:date-value="2020-01-29" calcext:value-type="date">
            <text:p>1/29/2020</text:p>
          </table:table-cell>
          <table:table-cell table:style-name="ce7" office:value-type="float" office:value="20.5937" calcext:value-type="float">
            <text:p>20.5937</text:p>
          </table:table-cell>
          <table:table-cell table:style-name="ce7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22"/>
          <table:table-cell table:number-columns-repeated="977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42.9849" calcext:value-type="float">
            <text:p>42.9849</text:p>
          </table:table-cell>
          <table:table-cell table:style-name="ce7" office:value-type="float" office:value="-81.2453" calcext:value-type="float">
            <text:p>-81.2453</text:p>
          </table:table-cell>
          <table:table-cell table:style-name="ce8" table:number-columns-repeated="19"/>
          <table:table-cell table:style-name="ce7"/>
          <table:table-cell table:style-name="ce8" table:number-columns-repeated="4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41.8719" calcext:value-type="float">
            <text:p>41.8719</text:p>
          </table:table-cell>
          <table:table-cell table:style-name="ce8" office:value-type="float" office:value="12.5674" calcext:value-type="float">
            <text:p>12.5674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55.3781" calcext:value-type="float">
            <text:p>55.3781</text:p>
          </table:table-cell>
          <table:table-cell table:style-name="ce8" office:value-type="float" office:value="-3.436" calcext:value-type="float">
            <text:p>-3.436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1.524" calcext:value-type="float">
            <text:p>61.524</text:p>
          </table:table-cell>
          <table:table-cell table:style-name="ce8" office:value-type="float" office:value="105.3188" calcext:value-type="float">
            <text:p>105.3188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8" office:value-type="float" office:value="60.1282" calcext:value-type="float">
            <text:p>60.1282</text:p>
          </table:table-cell>
          <table:table-cell table:style-name="ce8" office:value-type="float" office:value="18.6435" calcext:value-type="float">
            <text:p>18.6435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5" office:value-type="date" office:date-value="2020-01-31" calcext:value-type="date">
            <text:p>1/31/2020</text:p>
          </table:table-cell>
          <table:table-cell table:style-name="ce7" office:value-type="float" office:value="37.3541" calcext:value-type="float">
            <text:p>37.3541</text:p>
          </table:table-cell>
          <table:table-cell table:style-name="ce7" office:value-type="float" office:value="-121.9552" calcext:value-type="float">
            <text:p>-121.9552</text:p>
          </table:table-cell>
          <table:table-cell table:style-name="ce7"/>
          <table:table-cell table:style-name="ce1" table:number-columns-repeated="21"/>
          <table:table-cell table:style-name="ce8" table:number-columns-repeated="2"/>
          <table:table-cell table:number-columns-repeated="2"/>
          <table:table-cell table:style-name="ce7"/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40.4637" calcext:value-type="float">
            <text:p>40.4637</text:p>
          </table:table-cell>
          <table:table-cell table:style-name="ce7" office:value-type="float" office:value="-3.7492" calcext:value-type="float">
            <text:p>-3.7492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5" office:value-type="date" office:date-value="2020-02-01" calcext:value-type="date">
            <text:p>2/1/2020</text:p>
          </table:table-cell>
          <table:table-cell table:style-name="ce7" office:value-type="float" office:value="-34.9285" calcext:value-type="float">
            <text:p>-34.9285</text:p>
          </table:table-cell>
          <table:table-cell table:style-name="ce7" office:value-type="float" office:value="138.6007" calcext:value-type="float">
            <text:p>138.6007</text:p>
          </table:table-cell>
          <table:table-cell table:style-name="ce1" table:number-columns-repeated="42"/>
          <table:table-cell table:number-columns-repeated="97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2" calcext:value-type="date">
            <text:p>2/2/2020</text:p>
          </table:table-cell>
          <table:table-cell table:style-name="ce8" office:value-type="float" office:value="42.3601" calcext:value-type="float">
            <text:p>42.3601</text:p>
          </table:table-cell>
          <table:table-cell table:style-name="ce8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3" calcext:value-type="date">
            <text:p>2/3/2020</text:p>
          </table:table-cell>
          <table:table-cell table:style-name="ce8" office:value-type="float" office:value="36.5761" calcext:value-type="float">
            <text:p>36.5761</text:p>
          </table:table-cell>
          <table:table-cell table:style-name="ce8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8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6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6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6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51" meta:object-count="0"/>
    <meta:generator>LibreOfficeDev/6.0.5.2$Linux_X86_64 LibreOffice_project/</meta:generator>
  </office:meta>
</office:document-meta>
</file>